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style.css – zentrale Gestaltung für Startseite und Unterseiten */</text:p>
      <text:p text:style-name="Standard">body {</text:p>
      <text:p text:style-name="Standard"><text:s text:c="2"/>font-family: Arial, sans-serif;</text:p>
      <text:p text:style-name="Standard"><text:s text:c="2"/>margin: 40px;</text:p>
      <text:p text:style-name="Standard"><text:s text:c="2"/>line-height: 1.6;</text:p>
      <text:p text:style-name="Standard"><text:s text:c="2"/>background-color: #f9f9f9;</text:p>
      <text:p text:style-name="Standard"><text:s text:c="2"/>color: #222;</text:p>
      <text:p text:style-name="Standard">}</text:p>
      <text:p text:style-name="Standard"/>
      <text:p text:style-name="Standard">h1, h2 {</text:p>
      <text:p text:style-name="Standard"><text:s text:c="2"/>color: #222;</text:p>
      <text:p text:style-name="Standard"><text:s text:c="2"/>margin-top: 1.2em;</text:p>
      <text:p text:style-name="Standard">}</text:p>
      <text:p text:style-name="Standard"/>
      <text:p text:style-name="Standard">a {</text:p>
      <text:p text:style-name="Standard"><text:s text:c="2"/>color: #0066cc;</text:p>
      <text:p text:style-name="Standard"><text:s text:c="2"/>text-decoration: none;</text:p>
      <text:p text:style-name="Standard">}</text:p>
      <text:p text:style-name="Standard"/>
      <text:p text:style-name="Standard">a:hover {</text:p>
      <text:p text:style-name="Standard"><text:s text:c="2"/>text-decoration: underline;</text:p>
      <text:p text:style-name="Standard">}</text:p>
      <text:p text:style-name="Standard"/>
      <text:p text:style-name="Standard">section {</text:p>
      <text:p text:style-name="Standard"><text:s text:c="2"/>margin-bottom: 40px;</text:p>
      <text:p text:style-name="Standard"><text:s text:c="2"/>background-color: #fff;</text:p>
      <text:p text:style-name="Standard"><text:s text:c="2"/>padding: 20px;</text:p>
      <text:p text:style-name="Standard"><text:s text:c="2"/>border-radius: 8px;</text:p>
      <text:p text:style-name="Standard"><text:s text:c="2"/>box-shadow: 0 2px 6px rgba(0,0,0,0.05);</text:p>
      <text:p text:style-name="Standard">}</text:p>
      <text:p text:style-name="Standard"/>
      <text:p text:style-name="Standard">.note {</text:p>
      <text:p text:style-name="Standard"><text:s text:c="2"/>font-size: 0.9em;</text:p>
      <text:p text:style-name="Standard"><text:s text:c="2"/>color: #555;</text:p>
      <text:p text:style-name="Standard"><text:s text:c="2"/>background-color: #f1f1f1;</text:p>
      <text:p text:style-name="Standard"><text:s text:c="2"/>padding: 15px;</text:p>
      <text:p text:style-name="Standard"><text:s text:c="2"/>border-left: 4px solid #0066cc;</text:p>
      <text:p text:style-name="Standard"><text:s text:c="2"/>border-radius: 4px;</text:p>
      <text:p text:style-name="Standard">}</text:p>
      <text:p text:style-name="Standard"/>
      <text:p text:style-name="Standard">ul, ol {</text:p>
      <text:p text:style-name="Standard"><text:s text:c="2"/>margin-left: 20px;</text:p>
      <text:p text:style-name="Standard">}</text:p>
      <text:p text:style-name="Standard"/>
      <text:p text:style-name="Standard">p, li {</text:p>
      <text:p text:style-name="Standard"><text:s text:c="2"/>line-height: 1.5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3:22:33.448507324</meta:creation-date>
    <dc:date>2026-02-21T23:23:08.661007345</dc:date>
    <meta:editing-duration>PT35S</meta:editing-duration>
    <meta:editing-cycles>1</meta:editing-cycles>
    <meta:document-statistic meta:table-count="0" meta:image-count="0" meta:object-count="0" meta:page-count="1" meta:paragraph-count="40" meta:word-count="88" meta:character-count="641" meta:non-whitespace-character-count="546"/>
    <meta:generator>LibreOffice/7.3.7.2$Linux_X86_64 LibreOffice_project/30$Build-2</meta:generator>
  </office:meta>
</office:document-meta>
</file>